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2" style:family="paragraph"/>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family="paragraph">
      <style:text-properties fo:font-weight="bold" style:font-weight-asian="bold" style:font-weight-complex="bold"/>
    </style:style>
    <style:style style:name="P22" style:parent-style-name="Normal" style:list-style-name="LFO3" style:family="paragraph"/>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P27" style:parent-style-name="Normal" style:family="paragraph">
      <style:text-properties fo:font-weight="bold" style:font-weight-asian="bold" style:font-weight-complex="bold"/>
    </style:style>
    <style:style style:name="P28" style:parent-style-name="Normal" style:list-style-name="LFO4" style:family="paragraph"/>
    <style:style style:name="P29" style:parent-style-name="Normal" style:list-style-name="LFO4" style:family="paragraph"/>
    <style:style style:name="P30" style:parent-style-name="Normal" style:list-style-name="LFO4" style:family="paragraph"/>
    <style:style style:name="P31" style:parent-style-name="Normal" style:list-style-name="LFO4" style:family="paragraph"/>
    <style:style style:name="P32" style:parent-style-name="Normal" style:family="paragraph">
      <style:text-properties fo:font-weight="bold" style:font-weight-asian="bold" style:font-weight-complex="bold"/>
    </style:style>
    <style:style style:name="P33" style:parent-style-name="Normal" style:list-style-name="LFO5" style:family="paragraph"/>
    <style:style style:name="P34" style:parent-style-name="Normal" style:list-style-name="LFO5" style:family="paragraph"/>
    <style:style style:name="P35" style:parent-style-name="Normal" style:list-style-name="LFO5" style:family="paragraph"/>
    <style:style style:name="P36" style:parent-style-name="Normal" style:list-style-name="LFO6" style:family="paragraph"/>
    <style:style style:name="P37" style:parent-style-name="Normal" style:list-style-name="LFO6" style:family="paragraph"/>
    <style:style style:name="P38" style:parent-style-name="Normal" style:list-style-name="LFO6" style:family="paragraph"/>
    <style:style style:name="P39" style:parent-style-name="Normal" style:family="paragraph">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7" style:family="paragraph"/>
    <style:style style:name="P69" style:parent-style-name="Normal" style:list-style-name="LFO7" style:family="paragraph"/>
    <style:style style:name="P70" style:parent-style-name="Normal" style:list-style-name="LFO7" style:family="paragraph"/>
    <style:style style:name="P71" style:parent-style-name="Normal" style:family="paragraph">
      <style:text-properties fo:font-weight="bold" style:font-weight-asian="bold" style:font-weight-complex="bold"/>
    </style:style>
    <style:style style:name="P72" style:parent-style-name="Normal" style:list-style-name="LFO8" style:family="paragraph"/>
    <style:style style:name="P73" style:parent-style-name="Normal" style:list-style-name="LFO8" style:family="paragraph"/>
    <style:style style:name="P74" style:parent-style-name="Normal" style:list-style-name="LFO8" style:family="paragraph"/>
    <style:style style:name="P75" style:parent-style-name="Normal" style:family="paragraph">
      <style:text-properties fo:font-weight="bold" style:font-weight-asian="bold" style:font-weight-complex="bold"/>
    </style:style>
    <style:style style:name="P76" style:parent-style-name="Normal" style:list-style-name="LFO9" style:family="paragraph"/>
    <style:style style:name="P77" style:parent-style-name="Normal" style:list-style-name="LFO9" style:family="paragraph"/>
    <style:style style:name="P78" style:parent-style-name="Normal" style:list-style-name="LFO9" style:family="paragraph"/>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roposal for Artisan Wood Creations Digital Platform</text:p>
      <text:p text:style-name="Normal"><draw:custom-shape svg:x="0in" svg:y="0in" svg:width="45.51042in" svg:height="0.00139in" draw:z-index="0" draw:id="id0" draw:style-name="a0" draw:name="Horizontal Line 79" text:anchor-type="as-char"><svg:title/><svg:desc/><draw:enhanced-geometry draw:type="non-primitive" svg:viewBox="0 0 21600 21600" draw:enhanced-path="M 0 0 L 21600 0 21600 21600 0 21600 Z N"/></draw:custom-shape></text:p>
      <text:p text:style-name="P2">1. Project Overview</text:p>
      <text:p text:style-name="Normal">Artisan Wood Creations aims to enhance its digital presence by developing an interactive online platform to showcase bespoke wooden furniture and streamline the custom ordering process. The primary objectives are to present handcrafted pieces more effectively online, simplify the process of ordering custom furniture, and increase customer engagement and retention.</text:p>
      <text:p text:style-name="Normal">The proposed system will include:</text:p>
      <text:list text:style-name="LFO1" text:continue-numbering="true">
        <text:list-item>
          <text:p text:style-name="P3">A Virtual Showroom allowing customers to explore handcrafted furniture in a realistic 3D environment.</text:p>
        </text:list-item>
        <text:list-item>
          <text:p text:style-name="P4">An Interactive Customisation Tool enabling users to design personalised furniture pieces.</text:p>
        </text:list-item>
        <text:list-item>
          <text:p text:style-name="P5">A Loyalty Programme to reward returning customers and encourage long-term engagement.</text:p>
        </text:list-item>
      </text:list>
      <text:p text:style-name="Normal">These features are designed to strengthen the brand’s online presence, improve customer experience, and increase repeat business.</text:p>
      <text:p text:style-name="Normal"><draw:custom-shape svg:x="0in" svg:y="0in" svg:width="45.51042in" svg:height="0.00139in" draw:z-index="0" draw:id="id1" draw:style-name="a1" draw:name="Horizontal Line 80" text:anchor-type="as-char"><svg:title/><svg:desc/><draw:enhanced-geometry draw:type="non-primitive" svg:viewBox="0 0 21600 21600" draw:enhanced-path="M 0 0 L 21600 0 21600 21600 0 21600 Z N"/></draw:custom-shape></text:p>
      <text:p text:style-name="P6">2. Problems Identified</text:p>
      <text:p text:style-name="Normal"><text:span text:style-name="T7">Problem 1 — Limited Online Presentation of Bespoke Products</text:span><text:line-break/>Traditional product images may not fully demonstrate the craftsmanship, detail, and quality of handmade furniture. This can reduce customer confidence when purchasing high-value items online.</text:p>
      <text:p text:style-name="Normal"><text:span text:style-name="T8">Problem 2 — Complex Custom Ordering Process</text:span><text:line-break/>Ordering custom furniture may currently require manual communication via email or phone. This increases response times and may cause misunderstandings regarding materials, finishes, and dimensions.</text:p>
      <text:p text:style-name="Normal"><text:span text:style-name="T9">Problem 3 — Low Customer Retention</text:span><text:line-break/>Without a structured engagement strategy, customers may not return for future purchases or workshops. This limits long-term revenue growth.</text:p>
      <text:p text:style-name="Normal"><draw:custom-shape svg:x="0in" svg:y="0in" svg:width="45.51042in" svg:height="0.00139in" draw:z-index="0" draw:id="id2" draw:style-name="a2" draw:name="Horizontal Line 81" text:anchor-type="as-char"><svg:title/><svg:desc/><draw:enhanced-geometry draw:type="non-primitive" svg:viewBox="0 0 21600 21600" draw:enhanced-path="M 0 0 L 21600 0 21600 21600 0 21600 Z N"/></draw:custom-shape></text:p>
      <text:p text:style-name="P10">3. Proposed Solutions</text:p>
      <text:soft-page-break/>
      <text:p text:style-name="Normal"><text:span text:style-name="T11">Solution to Problem 1 — Immersive Virtual Showroom</text:span><text:line-break/>Develop a 3D virtual environment where users can explore furniture pieces from multiple angles. Include zoom features and contextual room settings to help customers visualise products in real-life spaces.</text:p>
      <text:p text:style-name="Normal"><text:span text:style-name="T12">Solution to Problem 2 — Interactive Customisation Tool</text:span><text:line-break/>Implement a guided design interface allowing users to select materials, finishes, dimensions, and optional features. Provide real-time visual previews and price updates based on selections.</text:p>
      <text:p text:style-name="Normal"><text:span text:style-name="T13">Solution to Problem 3 — Digital Loyalty Programme</text:span><text:line-break/>Introduce a points-based rewards system offering discounts, early access to new collections, and exclusive workshop invitations for returning customers.</text:p>
      <text:p text:style-name="Normal"><draw:custom-shape svg:x="0in" svg:y="0in" svg:width="45.51042in" svg:height="0.00139in" draw:z-index="0" draw:id="id3" draw:style-name="a3" draw:name="Horizontal Line 82" text:anchor-type="as-char"><svg:title/><svg:desc/><draw:enhanced-geometry draw:type="non-primitive" svg:viewBox="0 0 21600 21600" draw:enhanced-path="M 0 0 L 21600 0 21600 21600 0 21600 Z N"/></draw:custom-shape></text:p>
      <text:p text:style-name="P14">4. Decomposition of Solutions</text:p>
      <text:p text:style-name="P15">Virtual Showroom</text:p>
      <text:list text:style-name="LFO2" text:continue-numbering="true">
        <text:list-item>
          <text:p text:style-name="P16">Develop 3D models of key furniture products.</text:p>
        </text:list-item>
        <text:list-item>
          <text:p text:style-name="P17">Implement interactive navigation (rotate, zoom, room view).</text:p>
        </text:list-item>
        <text:list-item>
          <text:p text:style-name="P18">Optimise rendering for performance on desktop and mobile devices.</text:p>
        </text:list-item>
        <text:list-item>
          <text:p text:style-name="P19">Include product information overlays with specifications and pricing.</text:p>
        </text:list-item>
        <text:list-item>
          <text:p text:style-name="P20">Conduct usability testing to ensure intuitive exploration.</text:p>
        </text:list-item>
      </text:list>
      <text:p text:style-name="P21">Interactive Customisation Tool</text:p>
      <text:list text:style-name="LFO3" text:continue-numbering="true">
        <text:list-item>
          <text:p text:style-name="P22">Create structured option menus for materials, finishes, and sizes.</text:p>
        </text:list-item>
        <text:list-item>
          <text:p text:style-name="P23">Integrate real-time 3D visual updates based on selections.</text:p>
        </text:list-item>
        <text:list-item>
          <text:p text:style-name="P24">Automatically calculate pricing adjustments.</text:p>
        </text:list-item>
        <text:list-item>
          <text:p text:style-name="P25">Store custom design data securely within user accounts.</text:p>
        </text:list-item>
        <text:list-item>
          <text:p text:style-name="P26">Enable order submission directly through the platform.</text:p>
        </text:list-item>
      </text:list>
      <text:p text:style-name="P27">Loyalty Programme</text:p>
      <text:list text:style-name="LFO4" text:continue-numbering="true">
        <text:list-item>
          <text:p text:style-name="P28">Design a points-based reward structure.</text:p>
        </text:list-item>
        <text:list-item>
          <text:p text:style-name="P29">Link loyalty data to customer accounts.</text:p>
        </text:list-item>
        <text:list-item>
          <text:p text:style-name="P30">Automate reward notifications via email.</text:p>
        </text:list-item>
        <text:list-item>
          <text:p text:style-name="P31">Allow administrators to adjust reward thresholds.</text:p>
        </text:list-item>
      </text:list>
      <text:soft-page-break/>
      <text:p text:style-name="Normal"><draw:custom-shape svg:x="0in" svg:y="0in" svg:width="45.51042in" svg:height="0.00139in" draw:z-index="0" draw:id="id4" draw:style-name="a4" draw:name="Horizontal Line 83" text:anchor-type="as-char"><svg:title/><svg:desc/><draw:enhanced-geometry draw:type="non-primitive" svg:viewBox="0 0 21600 21600" draw:enhanced-path="M 0 0 L 21600 0 21600 21600 0 21600 Z N"/></draw:custom-shape></text:p>
      <text:p text:style-name="P32">5. Client and User Needs</text:p>
      <text:p text:style-name="Normal">Artisan Wood Creations requires a platform that reflects the craftsmanship and premium quality of its products while simplifying customer interaction.</text:p>
      <text:p text:style-name="Normal">Customers need:</text:p>
      <text:list text:style-name="LFO5" text:continue-numbering="true">
        <text:list-item>
          <text:p text:style-name="P33">A realistic representation of products before purchasing.</text:p>
        </text:list-item>
        <text:list-item>
          <text:p text:style-name="P34">A clear and simple way to customise furniture.</text:p>
        </text:list-item>
        <text:list-item>
          <text:p text:style-name="P35">Transparent pricing and order confirmation.</text:p>
        </text:list-item>
      </text:list>
      <text:p text:style-name="Normal">The business needs:</text:p>
      <text:list text:style-name="LFO6" text:continue-numbering="true">
        <text:list-item>
          <text:p text:style-name="P36">Increased online sales.</text:p>
        </text:list-item>
        <text:list-item>
          <text:p text:style-name="P37">Reduced manual administration for custom orders.</text:p>
        </text:list-item>
        <text:list-item>
          <text:p text:style-name="P38">Stronger long-term customer relationships.</text:p>
        </text:list-item>
      </text:list>
      <text:p text:style-name="Normal">To meet these needs, the system should prioritise visual quality, ease of use, and secure data management.</text:p>
      <text:p text:style-name="Normal">A prototype should be developed and tested with existing customers to ensure the customisation process is intuitive and accurately reflects final products.</text:p>
      <text:p text:style-name="Normal"><draw:custom-shape svg:x="0in" svg:y="0in" svg:width="45.51042in" svg:height="0.00139in" draw:z-index="0" draw:id="id5" draw:style-name="a5" draw:name="Horizontal Line 84" text:anchor-type="as-char"><svg:title/><svg:desc/><draw:enhanced-geometry draw:type="non-primitive" svg:viewBox="0 0 21600 21600" draw:enhanced-path="M 0 0 L 21600 0 21600 21600 0 21600 Z N"/></draw:custom-shape></text:p>
      <text:p text:style-name="P39">6. Mitigating Potential Risks</text:p>
      <text:p text:style-name="Normal"><text:span text:style-name="T40">Risk: High Development Complexity of 3D Features</text:span><text:line-break/>Impact: Delays in deployment and increased development costs.<text:line-break/>Solution: Use established 3D rendering frameworks and phased feature rollout.<text:line-break/>Justification: Reduces technical risk and ensures manageable implementation.</text:p>
      <text:p text:style-name="Normal"><text:span text:style-name="T41">Risk: Inaccurate Customisation Visuals</text:span><text:line-break/>Impact: Customers may receive products that differ from expectations.<text:line-break/>Solution: Ensure accurate 3D modelling and include clear specification summaries before checkout.<text:line-break/>Justification: Protects customer satisfaction and brand reputation.</text:p>
      <text:p text:style-name="Normal"><text:span text:style-name="T42">Risk: Payment or Data Security Breach</text:span><text:line-break/>Impact: Financial loss and reputational damage.<text:line-break/>Solution: Implement encrypted transactions and secure authentication.<text:line-break/>Justification: Protects customer information and maintains trust.</text:p>
      <text:soft-page-break/>
      <text:p text:style-name="Normal"><text:span text:style-name="T43">Risk: Low Adoption of Loyalty Programme</text:span><text:line-break/>Impact: Limited improvement in customer retention.<text:line-break/>Solution: Promote rewards clearly during checkout and through email campaigns.<text:line-break/>Justification: Encourages participation and repeat purchases.</text:p>
      <text:p text:style-name="Normal"><draw:custom-shape svg:x="0in" svg:y="0in" svg:width="45.51042in" svg:height="0.00139in" draw:z-index="0" draw:id="id6" draw:style-name="a6" draw:name="Horizontal Line 85" text:anchor-type="as-char"><svg:title/><svg:desc/><draw:enhanced-geometry draw:type="non-primitive" svg:viewBox="0 0 21600 21600" draw:enhanced-path="M 0 0 L 21600 0 21600 21600 0 21600 Z N"/></draw:custom-shape></text:p>
      <text:p text:style-name="P44">7. Addressing Relevant Regulations and Legal Requirements</text:p>
      <text:p text:style-name="Normal"><text:span text:style-name="T45">Regulation 1 – GDPR</text:span><text:line-break/>Why it Applies: The platform collects customer personal and order data.<text:line-break/>Justification: Ensures lawful data processing and privacy compliance.</text:p>
      <text:p text:style-name="Normal"><text:span text:style-name="T46">Regulation 2 – Consumer Rights Act 2015</text:span><text:line-break/>Why it Applies: Customers purchasing customised goods online are protected under UK consumer law.<text:line-break/>Justification: Ensures transparency regarding pricing, refunds, and product descriptions.</text:p>
      <text:p text:style-name="Normal"><text:span text:style-name="T47">Regulation 3 – Intellectual Property Law</text:span><text:line-break/>Why it Applies: Original furniture designs and digital models must be protected.<text:line-break/>Justification: Prevents unauthorised use or reproduction of designs.</text:p>
      <text:p text:style-name="Normal"><text:span text:style-name="T48">Regulation 4 – Equality Act 2010</text:span><text:line-break/>Why it Applies: The website must be accessible to all users.<text:line-break/>Justification: Promotes inclusivity and legal compliance.</text:p>
      <text:p text:style-name="Normal"><draw:custom-shape svg:x="0in" svg:y="0in" svg:width="45.51042in" svg:height="0.00139in" draw:z-index="0" draw:id="id7" draw:style-name="a7" draw:name="Horizontal Line 86" text:anchor-type="as-char"><svg:title/><svg:desc/><draw:enhanced-geometry draw:type="non-primitive" svg:viewBox="0 0 21600 21600" draw:enhanced-path="M 0 0 L 21600 0 21600 21600 0 21600 Z N"/></draw:custom-shape></text:p>
      <text:p text:style-name="P49">8. Functional and Non-Functional Requirements</text:p>
      <text:p text:style-name="P50">Functional Requirements</text:p>
      <text:p text:style-name="Normal"><text:span text:style-name="T51">Virtual Showroom Access</text:span><text:line-break/>Users must be able to explore furniture in a 3D environment.<text:line-break/>Justification: Enhances product presentation and customer confidence.</text:p>
      <text:p text:style-name="Normal"><text:span text:style-name="T52">Customisation System</text:span><text:line-break/>Users must be able to personalise furniture specifications before purchase.<text:line-break/>Justification: Streamlines ordering and reduces communication delays.</text:p>
      <text:p text:style-name="Normal"><text:span text:style-name="T53">Online Ordering and Payment</text:span><text:line-break/>Users must be able to securely submit custom orders and complete payment.<text:line-break/>Justification: Enables full digital transaction capability.</text:p>
      <text:p text:style-name="Normal"><text:span text:style-name="T54">Loyalty Account Management</text:span><text:line-break/>Users must be able to view and redeem loyalty points.<text:line-break/>Justification: Supports retention strategy.</text:p>
      <text:soft-page-break/>
      <text:p text:style-name="Normal"><draw:custom-shape svg:x="0in" svg:y="0in" svg:width="45.51042in" svg:height="0.00139in" draw:z-index="0" draw:id="id8" draw:style-name="a8" draw:name="Horizontal Line 87" text:anchor-type="as-char"><svg:title/><svg:desc/><draw:enhanced-geometry draw:type="non-primitive" svg:viewBox="0 0 21600 21600" draw:enhanced-path="M 0 0 L 21600 0 21600 21600 0 21600 Z N"/></draw:custom-shape></text:p>
      <text:p text:style-name="P55">Non-Functional Requirements</text:p>
      <text:p text:style-name="Normal"><text:span text:style-name="T56">Performance</text:span><text:line-break/>3D elements must load within 3 seconds on standard broadband connections.<text:line-break/>Justification: Prevents user frustration.</text:p>
      <text:p text:style-name="Normal"><text:span text:style-name="T57">Security</text:span><text:line-break/>All transactions and personal data must be encrypted.<text:line-break/>Justification: Protects customer information.</text:p>
      <text:p text:style-name="Normal"><text:span text:style-name="T58">Usability</text:span><text:line-break/>The interface must be intuitive and visually aligned with the brand’s premium image.<text:line-break/>Justification: Enhances customer perception and engagement.</text:p>
      <text:p text:style-name="Normal"><text:span text:style-name="T59">Reliability</text:span><text:line-break/>System uptime should be 99.9%.<text:line-break/>Justification: Ensures consistent service availability.</text:p>
      <text:p text:style-name="Normal"><text:span text:style-name="T60">Accessibility</text:span><text:line-break/>Platform must comply with WCAG guidelines.<text:line-break/>Justification: Ensures inclusive user access.</text:p>
      <text:p text:style-name="Normal"><draw:custom-shape svg:x="0in" svg:y="0in" svg:width="45.51042in" svg:height="0.00139in" draw:z-index="0" draw:id="id9" draw:style-name="a9" draw:name="Horizontal Line 88" text:anchor-type="as-char"><svg:title/><svg:desc/><draw:enhanced-geometry draw:type="non-primitive" svg:viewBox="0 0 21600 21600" draw:enhanced-path="M 0 0 L 21600 0 21600 21600 0 21600 Z N"/></draw:custom-shape></text:p>
      <text:p text:style-name="P61">9. Key Performance Indicators (KPIs)</text:p>
      <text:p text:style-name="Normal"><text:span text:style-name="T62">KPI Name: Online Sales Increase</text:span><text:line-break/>Definition: Percentage growth in online orders after implementation.<text:line-break/>Measurement: Compare sales data before and after launch.<text:line-break/>Target: 25% increase within 12 months.</text:p>
      <text:p text:style-name="Normal"><text:span text:style-name="T63">KPI Name: Customisation Tool Usage Rate</text:span><text:line-break/>Definition: Percentage of visitors engaging with the design tool.<text:line-break/>Measurement: Website interaction analytics.<text:line-break/>Target: 60% engagement rate.</text:p>
      <text:p text:style-name="Normal"><text:span text:style-name="T64">KPI Name: Loyalty Programme Participation</text:span><text:line-break/>Definition: Percentage of customers enrolled in the loyalty scheme.<text:line-break/>Measurement: Account registration data.<text:line-break/>Target: 50% enrolment within 6 months.</text:p>
      <text:p text:style-name="Normal"><text:span text:style-name="T65">KPI Name: Customer Satisfaction Score</text:span><text:line-break/>Definition: Average post-purchase rating.<text:line-break/>Measurement: Online feedback surveys.<text:line-break/>Target: 4.5/5 average rating.</text:p>
      <text:soft-page-break/>
      <text:p text:style-name="Normal"><draw:custom-shape svg:x="0in" svg:y="0in" svg:width="45.51042in" svg:height="0.00139in" draw:z-index="0" draw:id="id10" draw:style-name="a10" draw:name="Horizontal Line 89" text:anchor-type="as-char"><svg:title/><svg:desc/><draw:enhanced-geometry draw:type="non-primitive" svg:viewBox="0 0 21600 21600" draw:enhanced-path="M 0 0 L 21600 0 21600 21600 0 21600 Z N"/></draw:custom-shape></text:p>
      <text:p text:style-name="P66">10. User Acceptance Criteria</text:p>
      <text:p text:style-name="P67">Virtual Showroom</text:p>
      <text:list text:style-name="LFO7" text:continue-numbering="true">
        <text:list-item>
          <text:p text:style-name="P68">Users can rotate and zoom furniture models.</text:p>
        </text:list-item>
        <text:list-item>
          <text:p text:style-name="P69">Product information is accessible within the showroom.</text:p>
        </text:list-item>
        <text:list-item>
          <text:p text:style-name="P70">The showroom functions on desktop and mobile devices.</text:p>
        </text:list-item>
      </text:list>
      <text:p text:style-name="Normal">Justification:<text:line-break/>Ensures effective product presentation aligned with the objective of showcasing bespoke pieces online.</text:p>
      <text:p text:style-name="Normal"><draw:custom-shape svg:x="0in" svg:y="0in" svg:width="45.51042in" svg:height="0.00139in" draw:z-index="0" draw:id="id11" draw:style-name="a11" draw:name="Horizontal Line 90" text:anchor-type="as-char"><svg:title/><svg:desc/><draw:enhanced-geometry draw:type="non-primitive" svg:viewBox="0 0 21600 21600" draw:enhanced-path="M 0 0 L 21600 0 21600 21600 0 21600 Z N"/></draw:custom-shape></text:p>
      <text:p text:style-name="P71">Interactive Customisation Tool</text:p>
      <text:list text:style-name="LFO8" text:continue-numbering="true">
        <text:list-item>
          <text:p text:style-name="P72">Users can select materials, finishes, and dimensions.</text:p>
        </text:list-item>
        <text:list-item>
          <text:p text:style-name="P73">Price updates automatically based on selected options.</text:p>
        </text:list-item>
        <text:list-item>
          <text:p text:style-name="P74">Users receive a detailed summary before confirming their order.</text:p>
        </text:list-item>
      </text:list>
      <text:p text:style-name="Normal">Justification:<text:line-break/>Ensures clarity, accuracy, and a streamlined ordering process.</text:p>
      <text:p text:style-name="Normal"><draw:custom-shape svg:x="0in" svg:y="0in" svg:width="45.51042in" svg:height="0.00139in" draw:z-index="0" draw:id="id12" draw:style-name="a12" draw:name="Horizontal Line 91" text:anchor-type="as-char"><svg:title/><svg:desc/><draw:enhanced-geometry draw:type="non-primitive" svg:viewBox="0 0 21600 21600" draw:enhanced-path="M 0 0 L 21600 0 21600 21600 0 21600 Z N"/></draw:custom-shape></text:p>
      <text:p text:style-name="P75">Loyalty Programme</text:p>
      <text:list text:style-name="LFO9" text:continue-numbering="true">
        <text:list-item>
          <text:p text:style-name="P76">Customers automatically earn points after purchase.</text:p>
        </text:list-item>
        <text:list-item>
          <text:p text:style-name="P77">Customers can view their points balance within their account.</text:p>
        </text:list-item>
        <text:list-item>
          <text:p text:style-name="P78">Rewards can be redeemed during checkout.</text:p>
        </text:list-item>
      </text:list>
      <text:p text:style-name="Normal">Justification:<text:line-break/>Supports improved engagement and customer reten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lie Cummins</meta:initial-creator>
    <dc:creator>Ollie Cummins</dc:creator>
    <meta:creation-date>2026-03-04T13:02:00Z</meta:creation-date>
    <dc:date>2026-03-04T13:03:00Z</dc:date>
    <meta:template xlink:href="Normal" xlink:type="simple"/>
    <meta:editing-cycles>1</meta:editing-cycles>
    <meta:editing-duration>PT60S</meta:editing-duration>
    <meta:document-statistic meta:page-count="6" meta:paragraph-count="17" meta:word-count="1287" meta:character-count="8606" meta:row-count="61" meta:non-whitespace-character-count="7336"/>
  </office:meta>
</office:document-meta>
</file>